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2a09" officeooo:paragraph-rsid="000e2a09"/>
    </style:style>
    <style:style style:name="P2" style:family="paragraph" style:parent-style-name="Standard">
      <style:text-properties officeooo:rsid="00110450" officeooo:paragraph-rsid="00110450"/>
    </style:style>
    <style:style style:name="P3" style:family="paragraph" style:parent-style-name="Standard">
      <style:text-properties officeooo:rsid="00124f3e" officeooo:paragraph-rsid="00124f3e"/>
    </style:style>
    <style:style style:name="P4" style:family="paragraph" style:parent-style-name="Standard">
      <style:text-properties officeooo:rsid="0012cd89" officeooo:paragraph-rsid="0012cd89"/>
    </style:style>
    <style:style style:name="P5" style:family="paragraph" style:parent-style-name="Standard">
      <style:text-properties officeooo:rsid="0012dc3e" officeooo:paragraph-rsid="0012dc3e"/>
    </style:style>
    <style:style style:name="P6" style:family="paragraph" style:parent-style-name="Standard">
      <style:text-properties officeooo:rsid="001331db" officeooo:paragraph-rsid="001331db"/>
    </style:style>
    <style:style style:name="P7" style:family="paragraph" style:parent-style-name="Standard">
      <style:text-properties officeooo:rsid="001939c3" officeooo:paragraph-rsid="001939c3"/>
    </style:style>
    <style:style style:name="P8" style:family="paragraph" style:parent-style-name="Standard">
      <style:text-properties officeooo:rsid="001a3541" officeooo:paragraph-rsid="001a3541"/>
    </style:style>
    <style:style style:name="P9" style:family="paragraph" style:parent-style-name="Standard">
      <style:text-properties officeooo:rsid="001a7642" officeooo:paragraph-rsid="001a7642"/>
    </style:style>
    <style:style style:name="T1" style:family="text">
      <style:text-properties officeooo:rsid="000e2a09"/>
    </style:style>
    <style:style style:name="T2" style:family="text">
      <style:text-properties officeooo:rsid="00110450"/>
    </style:style>
    <style:style style:name="T3" style:family="text">
      <style:text-properties officeooo:rsid="00112fb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31db"/>
    </style:style>
    <style:style style:name="T6" style:family="text">
      <style:text-properties style:text-position="super 58%" officeooo:rsid="001c2e99"/>
    </style:style>
    <style:style style:name="T7" style:family="text">
      <style:text-properties style:text-position="0% 100%"/>
    </style:style>
    <style:style style:name="T8" style:family="text">
      <style:text-properties officeooo:rsid="0012cd89"/>
    </style:style>
    <style:style style:name="T9" style:family="text">
      <style:text-properties officeooo:rsid="0012dc3e"/>
    </style:style>
    <style:style style:name="T10" style:family="text">
      <style:text-properties officeooo:rsid="001331db"/>
    </style:style>
    <style:style style:name="T11" style:family="text">
      <style:text-properties officeooo:rsid="001349cf"/>
    </style:style>
    <style:style style:name="T12" style:family="text">
      <style:text-properties officeooo:rsid="0016dc36"/>
    </style:style>
    <style:style style:name="T13" style:family="text">
      <style:text-properties officeooo:rsid="001a7642"/>
    </style:style>
    <style:style style:name="T14" style:family="text">
      <style:text-properties officeooo:rsid="001c2e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../tensorflow/models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../tensorflow/models/sta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[1] Martin Loesdau, Sebastien Chabrier, Alban Gabillon, “Chromatic Indices in the Normalized rgb Color Space”, 2017 International Conference on Digital Image Computing: Techniwues and Applications (DICTA)</text:span>, <text:span text:style-name="T2">pp. 1-8, November-December. 2011.</text:span></text:p>
      <text:p text:style-name="Standard"/>
      <text:p text:style-name="P2">[2] Roshan Jameer Patan, Madhuparna Chakraborty, Sarunbam Sanahanbi Devi, </text:p>
      <text:p text:style-name="P2">“ Blind color image de-convolution in YUV space”, <text:s/><text:span text:style-name="T3">2016 International Conference on Communication and Signal Processing (ICCSP), pp. 1551-1555, April. 2016.</text:span></text:p>
      <text:p text:style-name="P2"/>
      <text:p text:style-name="P3">[3] Kal-Jie Shi, Hu Cao, Li Tian, Qi Zhang, Hui Wang, Song-Lin Feng, “A small-area and low-power circuit implementation of color space conversion from RGB to Y<text:span text:style-name="T8">C</text:span>bCr”, 2016 13<text:span text:style-name="T4">th</text:span> IEEE International Conference on Solid-State and Integrated Circuit Technology (ICSICT), pp. 1603-1605, October. 2016.</text:p>
      <text:p text:style-name="P3"/>
      <text:p text:style-name="P3">[4] <text:span text:style-name="T8">J. Advith, K R Varun, K. Manikantan, “Novel digital image watermarking using DWT-DFT-SVD in YcbCr color space”, 2016 International Conference on Emerging Trends in Engineering, Technology and Science (ICETETS), pp. 1-6, February. 2016.</text:span></text:p>
      <text:p text:style-name="P3"/>
      <text:p text:style-name="P4">[5] <text:span text:style-name="T9">Rahul Gaikwad, Jitesh R. Neve</text:span>, “<text:span text:style-name="T9">A comprehensive study in novel content based video retrieval using vector quantization over a diversity of color spaces”, 2016 International Conference on Global Trends in Signal Processing, Information Computing and Communication (ICGTSPICC), pp. 38-42, December. 2016.</text:span></text:p>
      <text:p text:style-name="P4"/>
      <text:p text:style-name="P5">[6] <text:span text:style-name="T10">Simranjeet Kaur, Er. Rana Gill, Rajneet Kaur</text:span>, “<text:span text:style-name="T10">Comparative analysis of YCbCr color space and CIELab color space based on DWT and SVD”, 2015 1</text:span><text:span text:style-name="T5">st</text:span><text:span text:style-name="T10"> International Conference on Next Generation Computing Technologies (NGCT), pp. 874-878, September. 2015.</text:span></text:p>
      <text:p text:style-name="P5"/>
      <text:p text:style-name="P6">[7] <text:span text:style-name="T12">P. Ganesan, G. Sajiv</text:span>, “<text:span text:style-name="T11">User oriented color space for satellite image segmentation using fuzzy based techniques”, 2017 International Conference on innovations in information, Embedded and Communication Systems (ICIIECS), pp. 1-6, March. 2017.</text:span></text:p>
      <text:p text:style-name="P7"/>
      <text:p text:style-name="P7">[8] K.S. Manu, K.R. Rekha, K.R. Nataraj, “FGPA Implementation of Image Block Generation and Color Space Conversion for the Gaussian Mixture Model”, 2017 International Conference on Recent Advances in Electronics and Communication Technology (ICRAECT), pp. 24-28, March. 2017.</text:p>
      <text:p text:style-name="P7"/>
      <text:p text:style-name="P8">[9] Zied Kricha, Anis Kricha, Anis Sakly, “A comparison between different color spaces for watermarking purposes”, 2016 17<text:span text:style-name="T4">th</text:span> International Conference on Sciences and Techniques of Automatic Control and Computer Engineering (STA), pp. 339-346, December. 2016.</text:p>
      <text:p text:style-name="P8"/>
      <text:p text:style-name="P8">[10] Nobuo Sasaki, Syuhei Tomaru, Shiori Nakamura, “Development of inter-vehicle distance measurement system using camera-equipped portable device”, 2017 17<text:span text:style-name="T4">th</text:span> International Conference on Control, Automation and Systems (ICCAS), pp. 994-997, <text:span text:style-name="T13">October. 2017.</text:span></text:p>
      <text:p text:style-name="P8"/>
      <text:p text:style-name="P9">[11] Chen Yan, Zhengqun Wang, Xue Zhou, “Design of a detection system of faces intercepted by video based <text:span text:style-name="T14">on the skin color model</text:span>”, <text:span text:style-name="T14">2017 4</text:span><text:span text:style-name="T6">th</text:span><text:span text:style-name="T14"> International Conference on Systems and Informatics (ICSAI), pp. 165-169, November. 2017.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Noto Sans CJK SC Regular" style:font-family-asian="'Noto Sans CJK SC Regular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41:22.404849581</meta:creation-date>
    <meta:editing-duration>PT6M24S</meta:editing-duration>
    <meta:editing-cycles>3</meta:editing-cycles>
    <meta:generator>LibreOffice/5.1.6.2$Linux_X86_64 LibreOffice_project/10m0$Build-2</meta:generator>
    <dc:date>2018-06-17T07:02:16.204298804</dc:date>
    <meta:document-statistic meta:table-count="0" meta:image-count="0" meta:object-count="0" meta:page-count="1" meta:paragraph-count="12" meta:word-count="389" meta:character-count="2823" meta:non-whitespace-character-count="2444"/>
  </office:meta>
</office:document-meta>
</file>